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r4" style:family="presentation" style:parent-style-name="Default-title">
      <style:graphic-properties fo:min-height="3.473cm"/>
    </style:style>
    <style:style style:name="P1"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01cm" svg:y="6.571cm" presentation:class="title" presentation:user-transformed="true">
          <draw:text-box>
            <text:p>Dictionary Networks &amp; CBR</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Proposed Ideas</text:p>
          </draw:text-box>
        </draw:frame>
        <draw:frame presentation:style-name="pr3" draw:layer="layout" svg:width="25.199cm" svg:height="6.115cm" svg:x="1.4cm" svg:y="5.685cm" presentation:class="outline" presentation:user-transformed="true">
          <draw:text-box>
            <text:list text:style-name="L2">
              <text:list-item>
                <text:p>Related word Retrievel</text:p>
              </text:list-item>
              <text:list-item>
                <text:p>CBR based Translation System</text:p>
              </text:list-item>
              <text:list-item>
                <text:p>Relevant case extraction with dictionary network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Related word Retrievel</text:p>
          </draw:text-box>
        </draw:frame>
        <draw:frame presentation:style-name="pr3" draw:layer="layout" svg:width="25.199cm" svg:height="9.134cm" svg:x="1.4cm" svg:y="3.685cm" presentation:class="outline" presentation:user-transformed="true">
          <draw:text-box>
            <text:list text:style-name="L2">
              <text:list-item>
                <text:p>Retrieve words with similar meaning</text:p>
              </text:list-item>
              <text:list-item>
                <text:p>Cases to be the words which we want to have the meaning for and solution will be the Definition for the word from the dictionary network</text:p>
              </text:list-item>
              <text:list-item>
                <text:p>Use of Footprint algorithm to come up with minimal set of words to find meaning of word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CBR based Translation System</text:p>
          </draw:text-box>
        </draw:frame>
        <draw:frame presentation:style-name="pr3" draw:layer="layout" svg:width="25.199cm" svg:height="9.134cm" svg:x="1.4cm" svg:y="3.685cm" presentation:class="outline">
          <draw:text-box>
            <text:list text:style-name="L2">
              <text:list-item>
                <text:p>Use of CBR to find translations for words</text:p>
              </text:list-item>
              <text:list-item>
                <text:p>Problem space to be defined using dictionary network of words in the known language (ENGLISH)</text:p>
              </text:list-item>
              <text:list-item>
                <text:p>Solution space will be defined using dictionary network of words in the less known language</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473cm" svg:x="1.4cm" svg:y="0.206cm" presentation:class="title" presentation:user-transformed="true">
          <draw:text-box>
            <text:p>Relevant case extraction with dictionary networks </text:p>
          </draw:text-box>
        </draw:frame>
        <draw:frame presentation:style-name="pr3" draw:layer="layout" svg:width="25.199cm" svg:height="9.134cm" svg:x="1.4cm" svg:y="3.685cm" presentation:class="outline">
          <draw:text-box>
            <text:list text:style-name="L2">
              <text:list-item>
                <text:p>Use of dictionary networks to ensure only cases with words with similar sense are retrieved</text:p>
              </text:list-item>
              <text:list-item>
                <text:p>Dictionary networks used in similarity knowledge container </text:p>
              </text:list-item>
              <text:list-item>
                <text:p>Problem domain yet to be formulated.</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Progress Meeting 1</text:p>
          </draw:text-box>
        </draw:frame>
        <draw:frame presentation:style-name="pr3" draw:layer="layout" svg:width="25.199cm" svg:height="10.915cm" svg:x="1.4cm" svg:y="3.685cm" presentation:class="outline" presentation:user-transformed="true">
          <draw:text-box>
            <text:list text:style-name="L2">
              <text:list-item>
                <text:p>Create a Network with multiple resources, with relationships spanning across the multiple resources</text:p>
              </text:list-item>
              <text:list-item>
                <text:p>Work with the structure of the dictionary network graph to undestand the semantics of the chosen resources</text:p>
              </text:list-item>
              <text:list-item>
                <text:p>Couple the use of graph structure with CBR</text:p>
              </text:list-item>
              <text:list-item>
                <text:p>Possible experimentation with WordNet and Wikipedia</text:p>
              </text:list-item>
              <text:list-item>
                <text:p>Collect Papers pertaining to the aforementioned</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Idea to work on</text:p>
          </draw:text-box>
        </draw:frame>
        <draw:frame presentation:style-name="pr3" draw:layer="layout" svg:width="25.199cm" svg:height="5.715cm" svg:x="1.4cm" svg:y="5.6cm" presentation:class="outline" presentation:user-transformed="true">
          <draw:text-box>
            <text:list text:style-name="L2">
              <text:list-item>
                <text:p>A dictionary network approach to understanding the relationship between two Lexical resources</text:p>
              </text:list-item>
              <text:list-item>
                <text:p>Coupling the dictionary network approach to a case based reason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Papers Collected</text:p>
          </draw:text-box>
        </draw:frame>
        <draw:frame presentation:style-name="pr3" draw:layer="layout" svg:width="25.199cm" svg:height="9.134cm" svg:x="1.4cm" svg:y="3.685cm" presentation:class="outline">
          <draw:text-box>
            <text:list text:style-name="L2">
              <text:list-item>
                <text:p>BabelNet: Building a Very Large Multilingual Semantic Network; Roberto Navigli and Simone Paolo Ponzetto</text:p>
              </text:list-item>
              <text:list-item>
                <text:p>Loops and Self-Reference in the Construction of Dictionaries; David Levary, Jean-Pierre Eckmann, Elisha Moses, and Tsvi Tlusty</text:p>
              </text:list-item>
              <text:list-item>
                <text:p>Wiktionary and NLP: Improving synonymy networks; Emmanuel Navarro, Franck Sajous,<text:span text:style-name="T1"> </text:span><text:span text:style-name="T2">Bruno Gaume, Laurent Prévot, Hsieh ShuKai and others</text:span></text:p>
              </text:list-item>
              <text:list-item>
                <text:p><text:span text:style-name="T2">Dictionaries as Networks: Identifying the graph structure of Ogden’s Basic English; Camilo Garrido and Claudio Gutierrez</text:span></text:p>
              </text:list-item>
              <text:list-item>
                <text:p><text:span text:style-name="T2">A Robust Approach to Aligning Heterogeneous Lexical Resources: Mohammad Taher Pilehvar and Roberto Navigli</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Problem Formulation</text:p>
          </draw:text-box>
        </draw:frame>
        <draw:frame presentation:style-name="pr3" draw:layer="layout" svg:width="25.199cm" svg:height="9.134cm" svg:x="1.4cm" svg:y="3.685cm" presentation:class="outline">
          <draw:text-box>
            <text:list text:style-name="L2">
              <text:list-header>
                <text:p>Dictionary networks can be used for one of the following-</text:p>
              </text:list-header>
              <text:list-item>
                <text:p>Language Production </text:p>
              </text:list-item>
              <text:list-item>
                <text:p>Language Learning</text:p>
                <text:p>Problem to tackle to be decided.</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Multi-lingual Networks</text:p>
          </draw:text-box>
        </draw:frame>
        <draw:frame presentation:style-name="pr3" draw:layer="layout" svg:width="25.199cm" svg:height="9.134cm" svg:x="1.4cm" svg:y="3.685cm" presentation:class="outline">
          <draw:text-box>
            <text:list text:style-name="L2">
              <text:list-item>
                <text:p>Multi lingual networks, like BabelNet can be used to create a direct one to one mapping between words with similar sense in all the languages in the network</text:p>
              </text:list-item>
              <text:list-item>
                <text:p>Such a network can be used to translate sentences from one language to another, without loss or change in sense.</text:p>
              </text:list-item>
              <text:list-item>
                <text:p>Such a network can be used to learn language similarity and how sense of similarly translated words differ across cultures and language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473cm" svg:x="1.4cm" svg:y="0.206cm" presentation:class="title" presentation:user-transformed="true">
          <draw:text-box>
            <text:p>Mono-lingual networks with multiple resources</text:p>
          </draw:text-box>
        </draw:frame>
        <draw:frame presentation:style-name="pr3" draw:layer="layout" svg:width="25.199cm" svg:height="9.134cm" svg:x="1.4cm" svg:y="3.685cm" presentation:class="outline" presentation:user-transformed="true">
          <draw:text-box>
            <text:list text:style-name="L2">
              <text:list-item>
                <text:p><text:span text:style-name="T3">Synonymy network using Wiktionary and </text:span><text:span text:style-name="T3">WordNet as in work by </text:span><text:s/>Emmanuel Navarro, Franck Sajous and others</text:p>
              </text:list-item>
              <text:list-item>
                <text:p>Such a network can be used to compile a dictionary to provide definitions of words, which are easy to understand and also contain the sense as how it is usually by people and also how words are defined in standard corpus by linguists</text:p>
              </text:list-item>
              <text:list-item>
                <text:p>Coupling this network with CBR is a challenge <tex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hallenges</text:p>
          </draw:text-box>
        </draw:frame>
        <draw:frame presentation:style-name="pr3" draw:layer="layout" svg:width="25.199cm" svg:height="9.134cm" svg:x="1.4cm" svg:y="3.685cm" presentation:class="outline">
          <draw:text-box>
            <text:list text:style-name="L2">
              <text:list-header>
                <text:p>Designing a dictionary network requires the following decisions to be made-</text:p>
              </text:list-header>
              <text:list-item>
                <text:p>What problem to target (language production/learning)</text:p>
              </text:list-item>
              <text:list-item>
                <text:p>How to define sense of a word</text:p>
              </text:list-item>
              <text:list-item>
                <text:p>What relationships between words to use for building the graph</text:p>
              </text:list-item>
              <text:list-item>
                <text:p>Coupling with a CBR system</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Plan ahead</text:p>
          </draw:text-box>
        </draw:frame>
        <draw:frame presentation:style-name="pr3" draw:layer="layout" svg:width="25.199cm" svg:height="9.134cm" svg:x="1.4cm" svg:y="3.685cm" presentation:class="outline">
          <draw:text-box>
            <text:list text:style-name="L2">
              <text:list-item>
                <text:p>Building and analysing dictionary networks require good understanding of graph theory and linguistics</text:p>
              </text:list-item>
              <text:list-item>
                <text:p>Resources to be fixed for the network-</text:p>
                <text:p>Wiktionary is fixed, need to decide on another resource based on problem formulation chose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4T16:56:48.241347223</meta:creation-date>
    <dc:date>2019-10-18T15:55:11.772420755</dc:date>
    <meta:editing-duration>PT13M22S</meta:editing-duration>
    <meta:editing-cycles>2</meta:editing-cycles>
    <meta:generator>LibreOffice/6.1.5.2$Linux_X86_64 LibreOffice_project/10$Build-2</meta:generator>
    <meta:document-statistic meta:object-count="72"/>
  </office:meta>
</office:document-meta>
</file>